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98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1.101cm" fo:min-width="2.35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554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193cm" svg:height="2.896cm" svg:x="7.237cm" svg:y="6.248cm">
          <text:p text:style-name="P1">检查输入内容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52cm" svg:height="1.351cm" svg:x="1.524cm" svg:y="3.556cm">
          <text:p text:style-name="P1">表单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376cm" svg:y1="4.135cm" svg:x2="7.62cm" svg:y2="6.858cm">
          <text:p text:style-name="P1">原始内容</text:p>
        </draw:line>
        <draw:line draw:style-name="gr4" draw:text-style-name="P2" draw:layer="layout" svg:x1="11.684cm" svg:y1="11.938cm" svg:x2="16.002cm" svg:y2="11.938cm">
          <text:p/>
        </draw:line>
        <draw:line draw:style-name="gr4" draw:text-style-name="P2" draw:layer="layout" svg:x1="11.938cm" svg:y1="13.716cm" svg:x2="16.002cm" svg:y2="13.716cm">
          <text:p/>
        </draw:line>
        <draw:frame draw:style-name="gr5" draw:text-style-name="P3" draw:layer="layout" svg:width="5.334cm" svg:height="1.27cm" svg:x="11.846cm" svg:y="12.192cm">
          <draw:text-box>
            <text:p>发帖内容文件</text:p>
          </draw:text-box>
        </draw:frame>
        <draw:line draw:style-name="gr3" draw:text-style-name="P2" draw:layer="layout" svg:x1="9.144cm" svg:y1="9.144cm" svg:x2="12.7cm" svg:y2="11.684cm">
          <text:p text:style-name="P1">合法内容</text:p>
        </draw:line>
        <draw:custom-shape draw:style-name="gr6" draw:text-style-name="P1" draw:layer="layout" svg:width="4.318cm" svg:height="2.54cm" svg:x="15.494cm" svg:y="6.604cm">
          <text:p text:style-name="P1">变换格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494cm" svg:y1="11.684cm" svg:x2="17.78cm" svg:y2="9.144cm">
          <text:p text:style-name="P1">帖子内容</text:p>
        </draw:line>
        <draw:line draw:style-name="gr3" draw:text-style-name="P2" draw:layer="layout" svg:x1="19.812cm" svg:y1="7.874cm" svg:x2="22.86cm" svg:y2="5.08cm">
          <text:p text:style-name="P1">显示内容</text:p>
        </draw:line>
        <draw:custom-shape draw:style-name="gr7" draw:text-style-name="P1" draw:layer="layout" svg:width="4.064cm" svg:height="1.524cm" svg:x="20.828cm" svg:y="3.556cm">
          <text:p text:style-name="P1">屏幕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6.2$Windows_X86_64 LibreOffice_project/0c292870b25a325b5ed35f6b45599d2ea4458e77</meta:generator>
    <dc:date>2018-10-11T19:15:03.901000000</dc:date>
    <meta:editing-duration>PT4M58S</meta:editing-duration>
    <meta:editing-cycles>2</meta:editing-cycles>
    <meta:document-statistic meta:object-count="34"/>
  </office:meta>
</office:document-meta>
</file>